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Menlo" svg:font-family="Menlo"/>
  </office:font-face-decls>
  <office:automatic-styles>
    <style:style style:name="P1" style:family="paragraph" style:parent-style-name="Standard">
      <style:paragraph-properties style:line-height-at-least="0.2500in"/>
      <style:text-properties style:font-name="Menlo" fo:font-size="13.0pt" fo:color="#262626" fo:background-color="#f2f2f2"/>
    </style:style>
    <style:style style:name="T1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Copyright 2016 OmegaTeam</text:span></text:p>
      <text:p text:style-name="P1"><text:span text:style-name="T1"/></text:p>
      <text:p text:style-name="P1"><text:span text:style-name="T1">Licensed under the Apache License, Version 2.0 (the "License");</text:span></text:p>
      <text:p text:style-name="P1"><text:span text:style-name="T1">you may not use this file except in compliance with the License.</text:span></text:p>
      <text:p text:style-name="P1"><text:span text:style-name="T1">You may obtain a copy of the License at</text:span></text:p>
      <text:p text:style-name="P1"><text:span text:style-name="T1"/></text:p>
      <text:p text:style-name="P1"><text:span text:style-name="T1"><text:s text:c="4"/>http://www.apache.org/licenses/LICENSE-2.0</text:span></text:p>
      <text:p text:style-name="P1"><text:span text:style-name="T1"/></text:p>
      <text:p text:style-name="P1"><text:span text:style-name="T1">Unless required by applicable law or agreed to in writing, software</text:span></text:p>
      <text:p text:style-name="P1"><text:span text:style-name="T1">distributed under the License is distributed on an "AS IS" BASIS,</text:span></text:p>
      <text:p text:style-name="P1"><text:span text:style-name="T1">WITHOUT WARRANTIES OR CONDITIONS OF ANY KIND, either express or implied.</text:span></text:p>
      <text:p text:style-name="P1"><text:span text:style-name="T1">See the License for the specific language governing permissions and</text:span></text:p>
      <text:p text:style-name="P1"><text:span text:style-name="T1">limitations under the Licen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</office:meta>
</office:document-meta>
</file>